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T9" style:parent-style-name="Fuentedepárrafopredeter." style:family="text">
      <style:text-properties style:font-name-complex="Arial" fo:color="#000000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</office:automatic-styles>
  <office:body>
    <office:text text:use-soft-page-breaks="true">
      <text:p text:style-name="P1">Alejandro Ortega Martinez</text:p>
      <text:p text:style-name="P2"/>
      <text:p text:style-name="P3">Turku University</text:p>
      <text:p text:style-name="P4">Dear Sir/Madam:</text:p>
      <text:p text:style-name="P5"/>
      <text:p text:style-name="P6">My name is Alejandro Ortega, and I am currently studying a Computer Science degree at University of Burgos, in Spain.<text:s/>I am writing this letter<text:s/>in order to express my interest<text:s/>in studying at the Turku University of Applied Sciences<text:s/>as part of the Erasmus program.<text:s/></text:p>
      <text:p text:style-name="P7"/>
      <text:p text:style-name="P8">Allow me to begin by highlighting that<text:s/>I have always wanted to study at a university in Finland, due to its prestigious education<text:s/>system, which is a reference<text:s/>worldwide, and I found<text:s/>Turku University the most suitable among all the universities there because of multiple<text:s/>reasons. The most important one is the possibility of studying in the European Computer Science program (ECS), and Turku was the perfect place for it<text:s/>because not only<text:s/>do<text:s/>I<text:s/>wish<text:s/>to specialise in<text:s/>Embedded Systems, but also because Finland is one of my favourites countries.<text:s/><text:span text:style-name="T9">The most appealing thing to me about this country is its climate and its curious variation of daylight hours through the year; that is to say, you can get a full day of sunlight in summer but, conversely, you can also have a full day without sunlight in winter. Furthermore, it is also possible to see some Northern Lights at that time of the year.</text:span></text:p>
      <text:p text:style-name="P10">A further determining factor for choosing to study at<text:s/>Turku<text:s/>University is the wide<text:s/>array<text:s/>of opportunities this will provide me in the future.<text:s/>Studying<text:s/>abroad,<text:s/>as well as<text:s/>doing my professional practice<text:s/>and my<text:s/>Bachelor<text:s/>Thesis<text:s/>there<text:s/>will grant me<text:s/>plenty of appealing employment possibilities within my range of preference.</text:p>
      <text:p text:style-name="P11"/>
      <text:p text:style-name="P12">As it will allow me to finish, I am eagerly looking forward to becoming part of T.U. as I believe it will be a deeply enriching experience, both from an educational and a personal point of view: not only will it allow me to finish two different Bachelor Degrees in one academic year, but I would also love the chance to explore the Finnish culture and way of life from the inside.</text:p>
      <text:p text:style-name="P13"/>
      <text:p text:style-name="P14">Yours faithfully,</text:p>
      <text:p text:style-name="P15">Alejandro Orteg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="Calibri Light" style:font-name-asian="Times New Roman" fo:font-weight="bold" style:font-weight-asian="bold" fo:color="#2F5496" fo:font-size="18pt" style:font-size-asian="18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margin-top="0.0277in" fo:margin-bottom="0in"/>
      <style:text-properties style:font-name="Calibri Light" style:font-name-asian="Times New Roman" fo:color="#2F5496" fo:font-size="16pt" style:font-size-asian="16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4pt" style:font-size-asian="14pt" style:font-size-complex="12pt" fo:hyphenate="false"/>
    </style:style>
    <style:style style:name="Normal" style:display-name="Normal" style:family="paragraph">
      <style:text-properties style:font-name="Arial" fo:font-size="12pt" style:font-size-asian="12pt" fo:language="en" fo:country="GB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font-weight="bold" style:font-weight-asian="bold" fo:color="#2F5496" fo:font-size="18pt" style:font-size-asian="18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4pt" style:font-size-asian="14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jandro Ortega</meta:initial-creator>
    <dc:creator>Alejandro Ortega</dc:creator>
    <meta:creation-date>2021-04-10T09:37:00Z</meta:creation-date>
    <dc:date>2021-04-11T17:34:00Z</dc:date>
    <meta:template xlink:href="Normal" xlink:type="simple"/>
    <meta:editing-cycles>7</meta:editing-cycles>
    <meta:editing-duration>PT25800S</meta:editing-duration>
    <meta:document-statistic meta:page-count="1" meta:paragraph-count="3" meta:word-count="300" meta:character-count="1953" meta:row-count="13" meta:non-whitespace-character-count="1656"/>
  </office:meta>
</office:document-meta>
</file>